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b80047" style:font-name="Lohit Tamil"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Courier 10 Pitch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8000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PRUEBA 0001 – Ingresar al Sistem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scripción</text:p>
          </table:table-cell>
          <table:table-cell table:style-name="Table1.B1" office:value-type="string">
            <text:p text:style-name="P3">Usuario desea loguearse en el sitio, ingresando nombre usuario(mail) y password</text:p>
          </table:table-cell>
        </table:table-row>
        <table:table-row>
          <table:table-cell table:style-name="Table1.A2" office:value-type="string">
            <text:p text:style-name="P2">Datos de prueba</text:p>
          </table:table-cell>
          <table:table-cell table:style-name="Table1.B2" office:value-type="string">
            <text:p text:style-name="P3">Nombre usuario - password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Procedimiento</text:p>
          </table:table-cell>
        </table:table-row>
        <table:table-row>
          <table:table-cell table:style-name="Table2.A2" office:value-type="string">
            <text:p text:style-name="P4">1- El usuario entra en la pantalla de login del sistema</text:p>
          </table:table-cell>
        </table:table-row>
        <table:table-row>
          <table:table-cell table:style-name="Table2.A2" office:value-type="string">
            <text:p text:style-name="P4">2- El usuario ingresa el nombre de usuario </text:p>
          </table:table-cell>
        </table:table-row>
        <table:table-row>
          <table:table-cell table:style-name="Table2.A2" office:value-type="string">
            <text:p text:style-name="P4">3- El usuario ingresa el password</text:p>
          </table:table-cell>
        </table:table-row>
        <table:table-row>
          <table:table-cell table:style-name="Table2.A2" office:value-type="string">
            <text:p text:style-name="P4">4- El usuario hace click en el botón “Ingresar”</text:p>
          </table:table-cell>
        </table:table-row>
        <table:table-row>
          <table:table-cell table:style-name="Table2.A2" office:value-type="string">
            <text:p text:style-name="P4">5- Se muestra la pagina principal correspondiente al usuario ingresado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Valor de Prueba</text:p>
          </table:table-cell>
          <table:table-cell table:style-name="Table3.A1" office:value-type="string">
            <text:p text:style-name="P5">Resultado Esperado</text:p>
          </table:table-cell>
          <table:table-cell table:style-name="Table3.C1" office:value-type="string">
            <text:p text:style-name="P5">Resultado Obtenido</text:p>
          </table:table-cell>
        </table:table-row>
        <table:table-row>
          <table:table-cell table:style-name="Table3.A2" office:value-type="string">
            <text:p text:style-name="P3"><text:span text:style-name="T4">Mail</text:span>:</text:p>
            <text:p text:style-name="Table_20_Contents"><text:a xlink:type="simple" xlink:href="mailto:leandrofgargantini@gmail.com">leandrofgargantini@gmail.com</text:a></text:p>
            <text:p text:style-name="P3"><text:span text:style-name="T4">Contraseña</text:span>:</text:p>
            <text:p text:style-name="Table_20_Contents">123456</text:p>
          </table:table-cell>
          <table:table-cell table:style-name="Table3.A2" office:value-type="string">
            <text:p text:style-name="Table_20_Contents">Visualización Página Principal de Leandro Gargantini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Table_20_Contents"><text:span text:style-name="T5">Mail</text:span>:</text:p>
            <text:p text:style-name="Table_20_Contents"><text:a xlink:type="simple" xlink:href="mailto:marceromagnoli@hotmail.com">marceromagnoli@hotmail.com</text:a></text:p>
            <text:p text:style-name="Table_20_Contents"><text:span text:style-name="T5">Contraseña</text:span>:</text:p>
            <text:p text:style-name="Table_20_Contents">Null</text:p>
          </table:table-cell>
          <table:table-cell table:style-name="Table3.A2" office:value-type="string">
            <text:p text:style-name="Table_20_Contents">Pantalla informando error de campos vacíos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Table_20_Contents"><text:span text:style-name="T5">Mail</text:span>:</text:p>
            <text:p text:style-name="Table_20_Contents"><text:a xlink:type="simple" xlink:href="mailto:jony.antolini@gmail.com">jony.antolini</text:a></text:p>
            <text:p text:style-name="Table_20_Contents"><text:span text:style-name="T5">Contraseña</text:span>:</text:p>
            <text:p text:style-name="Table_20_Contents">veinteveinte</text:p>
          </table:table-cell>
          <table:table-cell table:style-name="Table3.A2" office:value-type="string">
            <text:p text:style-name="Table_20_Contents">Pantalla informando error de Datos ingresados (email no válido)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Table_20_Contents"><text:span text:style-name="T5">Mail</text:span>:</text:p>
            <text:p text:style-name="Table_20_Contents">Null</text:p>
            <text:p text:style-name="Table_20_Contents"><text:span text:style-name="T5">Contraseña</text:span>:</text:p>
            <text:p text:style-name="Table_20_Contents">Null</text:p>
          </table:table-cell>
          <table:table-cell table:style-name="Table3.A2" office:value-type="string">
            <text:p text:style-name="Table_20_Contents">Pantalla informando error de Campos Vacios</text:p>
          </table:table-cell>
          <table:table-cell table:style-name="Table3.C2" office:value-type="string">
            <text:p text:style-name="Table_20_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7-04T02:05:22</meta:creation-date>
    <dc:date>2011-07-04T20:52:05</dc:date>
    <dc:creator>Marce </dc:creator>
    <meta:editing-duration>PT42M49S</meta:editing-duration>
    <meta:editing-cycles>4</meta:editing-cycles>
    <meta:generator>LibreOffice/3.3$Linux LibreOffice_project/330m19$Build-202</meta:generator>
    <meta:document-statistic meta:table-count="3" meta:image-count="0" meta:object-count="0" meta:page-count="1" meta:paragraph-count="38" meta:word-count="127" meta:character-count="851"/>
  </office:meta>
</office:document-meta>
</file>